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026200003BD86386F310.svm"/>
  <manifest:file-entry manifest:media-type="" manifest:full-path="Pictures/20000007000017C600001E647057A143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T1" style:family="text">
      <style:text-properties fo:color="#0000cc"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fo:font-style="normal" style:font-size-asian="18pt" style:font-style-asian="normal" style:font-size-complex="18pt" style:font-style-complex="normal"/>
    </style:style>
    <style:style style:name="T4" style:family="text">
      <style:text-properties fo:color="#0000cc" fo:font-size="16pt" fo:font-weight="bold" style:font-size-asian="16pt" style:font-weight-asian="bold" style:font-size-complex="16pt" style:font-weight-complex="bold"/>
    </style:style>
    <style:style style:name="T5" style:family="text">
      <style:text-properties fo:color="#0000c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7.2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24.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2" text:anchor-type="paragraph" svg:x="0.908cm" svg:y="0.661cm" svg:width="6.685cm" svg:height="8.382cm" draw:z-index="1"><draw:image xlink:href="Pictures/20000007000017C600001E647057A143.svm" xlink:type="simple" xlink:show="embed" xlink:actuate="onLoad"/></draw:frame><draw:frame draw:style-name="fr1" draw:name="images1" text:anchor-type="paragraph" svg:x="8.195cm" svg:y="1.154cm" svg:width="0.61cm" svg:height="24.019cm" draw:z-index="0"><draw:image xlink:href="Pictures/200000070000026200003BD86386F310.svm" xlink:type="simple" xlink:show="embed" xlink:actuate="onLoad"/></draw:frame><draw:frame text:anchor-type="paragraph" draw:z-index="2" draw:style-name="gr1" draw:text-style-name="P1" svg:width="7.732cm" svg:height="7.256cm" svg:x="0.15cm" svg:y="9.703cm"><draw:text-box><text:p text:style-name="P1"><text:span text:style-name="T1">Florian Quiec </text:span></text:p><text:p><text:s text:c="2"/></text:p><text:p text:style-name="P1"><text:span text:style-name="T2"/></text:p><text:p text:style-name="P1"><text:span text:style-name="T2">12 rue de l’indépendance, </text:span></text:p><text:p text:style-name="P1"><text:span text:style-name="T2">56700 <text:s/>HENNEBONT.</text:span></text:p><text:p text:style-name="P1"><text:span text:style-name="T2"/></text:p><text:p text:style-name="P1"><text:span text:style-name="T2">06-47-29-47-23 </text:span></text:p><text:p text:style-name="P1"><text:span text:style-name="T3"/></text:p><text:p text:style-name="P1"><text:span text:style-name="T3">florian.quiec@laposte.net</text:span></text:p></draw:text-box></draw:frame><draw:frame text:anchor-type="paragraph" draw:z-index="3" draw:style-name="gr2" svg:width="7.488cm" svg:height="24.561cm" svg:x="9.267cm" svg:y="1.011cm"><draw:text-box><text:p><text:span text:style-name="T4">Informations utiles</text:span></text:p><text:p>27 ans. </text:p><text:p>Permis B + véhicule.</text:p><text:p>PSC1 2015. </text:p><text:p>Anglais (courant). </text:p><text:p>Espagnol (scolaire).</text:p><text:p><text:span text:style-name="T5"/></text:p><text:p><text:span text:style-name="T4">Formation</text:span></text:p><text:p>2017 <text:s/>: Master 1 d'Océanographie générale.</text:p><text:p>2016 : Licence de biologie. Parcours Biologie des organismes.</text:p><text:p>2010 : Baccalauréat série S.</text:p><text:p/><text:p><text:span text:style-name="T4">Emploi/Stage</text:span></text:p><text:p>Depuis Février 2018 :Stratifieur mouleur dans le nautisme. </text:p><text:p/><text:p>Juillet à Août <text:s/>2016 <text:s/>: Vendeur de primeur sur les marchés.</text:p><text:p/><text:p>Février à août 2015 : <text:s/>Bénévolat suivi d'un stage en soins à la faune sauvage.</text:p><text:p/><text:p>Août à octobre 2014 : CDI McDonalds Lorient</text:p><text:p>.</text:p><text:p>Mars à <text:s/>mai 2013 : CDI <text:s/>McDonalds Comboire.</text:p><text:p/><text:p>Août 2011 : Stage d'un mois en Guadeloupe </text:p><text:p>(Tomographie électrique de la Soufrière).</text:p><text:p/><text:p>Août 2010 : Surveillant vacataire au château de Versailles.</text:p><text:p/><text:p><text:span text:style-name="T4">Centres d’intérêt</text:span></text:p><text:p>Voile (pratique régulière).</text:p><text:p>Spéléologie (pratique régulière).</text:p><text:p>Plongée (N1). <text:s/></text:p><text:p>Randonnée en montagne.</text:p><text:p>Bricolage (forge, couture, travail du bois).</text:p><text:p/><text:p><text:span text:style-name="T4">Informatique</text:span></text:p><text:p>Bureautique courante. </text:p><text:p>Logiciels spécialisés : Arcgis, R, The gimp .</text:p><text:p>Programmation : Base de python et C.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0-09T18:57:23.53</meta:creation-date>
    <dc:date>2019-01-16T22:36:12.98</dc:date>
    <meta:editing-duration>PT11M5S</meta:editing-duration>
    <meta:editing-cycles>7</meta:editing-cycles>
    <meta:generator>OpenOffice/4.1.5$Win32 OpenOffice.org_project/415m1$Build-9789</meta:generator>
    <meta:document-statistic meta:table-count="0" meta:image-count="2" meta:object-count="0" meta:page-count="1" meta:paragraph-count="0" meta:word-count="0" meta:character-count="0"/>
  </office:meta>
</office:document-meta>
</file>